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16fcf8" style:font-size-asian="12pt" style:font-size-complex="12pt"/>
    </style:style>
    <style:style style:name="P2" style:family="paragraph" style:parent-style-name="Text_20_body">
      <style:text-properties style:font-name="Times New Roman" fo:font-size="12pt" officeooo:paragraph-rsid="000be4a0" style:font-size-asian="12pt" style:font-size-complex="12pt"/>
    </style:style>
    <style:style style:name="P3" style:family="paragraph" style:parent-style-name="Text_20_body">
      <style:text-properties style:font-name="Times New Roman" fo:font-size="12pt" officeooo:paragraph-rsid="000ce961" style:font-size-asian="12pt" style:font-size-complex="12pt"/>
    </style:style>
    <style:style style:name="P4" style:family="paragraph" style:parent-style-name="Text_20_body">
      <style:text-properties style:font-name="Times New Roman" fo:font-size="12pt" officeooo:paragraph-rsid="00132137" style:font-size-asian="12pt" style:font-size-complex="12pt"/>
    </style:style>
    <style:style style:name="P5" style:family="paragraph" style:parent-style-name="Text_20_body">
      <style:text-properties style:font-name="Times New Roman" fo:font-size="12pt" officeooo:paragraph-rsid="0012c0c0" style:font-size-asian="12pt" style:font-size-complex="12pt"/>
    </style:style>
    <style:style style:name="P6" style:family="paragraph" style:parent-style-name="Text_20_body">
      <style:text-properties style:font-name="Times New Roman" fo:font-size="12pt" officeooo:paragraph-rsid="001885ad" style:font-size-asian="12pt" style:font-size-complex="12pt"/>
    </style:style>
    <style:style style:name="P7" style:family="paragraph" style:parent-style-name="Text_20_body">
      <style:text-properties fo:font-weight="bold" officeooo:rsid="001885ad" officeooo:paragraph-rsid="001885ad" style:font-weight-asian="bold" style:font-weight-complex="bold"/>
    </style:style>
    <style:style style:name="T1" style:family="text">
      <style:text-properties officeooo:rsid="000a4e9a"/>
    </style:style>
    <style:style style:name="T2" style:family="text">
      <style:text-properties officeooo:rsid="000be4a0"/>
    </style:style>
    <style:style style:name="T3" style:family="text">
      <style:text-properties officeooo:rsid="0012c0c0"/>
    </style:style>
    <style:style style:name="T4" style:family="text">
      <style:text-properties officeooo:rsid="00137405"/>
    </style:style>
    <style:style style:name="T5" style:family="text">
      <style:text-properties officeooo:rsid="001885a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 9</text:h>
      <text:p text:style-name="P2">CREATE TABLE `<text:span text:style-name="T5">labdatabase</text:span>`.`Aircraft` ( `aid` INT NOT NULL, <text:s text:c="2"/>`aname` VARCHAR(45) NULL, <text:s text:c="2"/>`cruisingrange` INT NULL, <text:s text:c="2"/>PRIMARY KEY (`aid`));</text:p>
      <text:p text:style-name="P2"/>
      <text:p text:style-name="P6">CREATE TABLE `<text:span text:style-name="T5">labdatabase</text:span>`.`Employees` ( `eid` INT NOT NULL, <text:s text:c="2"/>`ename` VARCHAR(45) NULL, <text:s text:c="2"/>`salary` INT NULL, <text:s text:c="2"/>PRIMARY KEY (`eid`));</text:p>
      <text:p text:style-name="P2"/>
      <text:p text:style-name="P6">CREATE TABLE `<text:span text:style-name="T5">labdatabase</text:span>`.`Certified` (</text:p>
      <text:p text:style-name="P2"><text:s text:c="2"/>`eid` INT NULL,</text:p>
      <text:p text:style-name="P2"><text:s text:c="2"/>`aid` INT NULL,</text:p>
      <text:p text:style-name="P2"><text:s text:c="2"/>INDEX `eid_idx` (`eid` ASC, `aid` ASC),</text:p>
      <text:p text:style-name="P2"><text:s text:c="2"/>CONSTRAINT `aid`</text:p>
      <text:p text:style-name="P2"><text:s text:c="4"/>FOREIGN KEY (`aid`)</text:p>
      <text:p text:style-name="P2"><text:s text:c="4"/>REFERENCES `labdatabase`.`Aircraft` (`aid`)</text:p>
      <text:p text:style-name="P2"><text:s text:c="4"/>ON DELETE NO ACTION</text:p>
      <text:p text:style-name="P2"><text:s text:c="4"/>ON UPDATE NO ACTION,</text:p>
      <text:p text:style-name="P2"><text:s text:c="2"/>CONSTRAINT `eid`</text:p>
      <text:p text:style-name="P2"><text:s text:c="4"/>FOREIGN KEY (`eid` )</text:p>
      <text:p text:style-name="P2"><text:s text:c="4"/>REFERENCES `labdatabase`.`Employees` (`eid`)</text:p>
      <text:p text:style-name="P2"><text:s text:c="4"/>ON DELETE NO ACTION</text:p>
      <text:p text:style-name="P2"><text:s text:c="4"/>ON UPDATE NO ACTION);</text:p>
      <text:p text:style-name="P2"/>
      <text:p text:style-name="P6">INSERT INTO `<text:span text:style-name="T5">labdatabase</text:span>`.`Aircraft` (`aid`, `aname`, `cruisingrange`) VALUES (1, 'Boeing', 10000);</text:p>
      <text:p text:style-name="P2">INSERT INTO `labdatabase`.`Aircraft` (`aid`, `aname`, `cruisingrange`) VALUES (2,'King',11000);</text:p>
      <text:p text:style-name="P2">INSERT INTO `labdatabase`.`Employees` (`eid`, `ename`, `salary`) VALUES (200,'a',100000);</text:p>
      <text:p text:style-name="P2">INSERT INTO `labdatabase`.`Employees` (`eid`, `ename`, `salary`) VALUES (201,'b',100200);</text:p>
      <text:p text:style-name="P2">INSERT INTO `labdatabase`.`Certified` (`eid`, `aid`) VALUES (200,1);</text:p>
      <text:p text:style-name="P2">INSERT INTO `labdatabase`.`Certified` (`eid`, `aid`) VALUES (201,2);</text:p>
      <text:p text:style-name="P2"/>
      <text:p text:style-name="P2">SELECT `Certified`.`eid` FROM `labdatabase`.`Certified` WHERE `Certified`.`aid`=1;</text:p>
      <text:p text:style-name="P2"/>
      <text:p text:style-name="P2"><text:soft-page-break/>SELECT `Employees`.`ename` FROM `labdatabase`.`Employees`, `labdatabase`.`Certified` WHERE `Employees`.`eid`=`Certified`.`eid`;</text:p>
      <text:p text:style-name="P2"/>
      <text:h text:style-name="Heading_20_1" text:outline-level="1">LAB 10</text:h>
      <text:p text:style-name="P3">CREATE TABLE `labdatabase`.`Emp` ( `eid` INT NOT NULL, <text:s/>`ename` VARCHAR(45) NULL, <text:s/>`age` INT NULL, <text:s text:c="2"/>`salary` REAL NULL, <text:s text:c="2"/>PRIMARY KEY (`eid`));</text:p>
      <text:p text:style-name="P3"/>
      <text:p text:style-name="P3">CREATE TABLE `labdatabase`.`Dept` (</text:p>
      <text:p text:style-name="P3"><text:s text:c="2"/>`did` INT NOT NULL,</text:p>
      <text:p text:style-name="P3"><text:s text:c="2"/>`eid` INT NULL,</text:p>
      <text:p text:style-name="P3"><text:s text:c="2"/>`dname` VARCHAR(45) NULL,</text:p>
      <text:p text:style-name="P3"><text:s text:c="2"/>`budget` REAL NULL,</text:p>
      <text:p text:style-name="P3"><text:s text:c="2"/>PRIMARY KEY (`did`),</text:p>
      <text:p text:style-name="P3"><text:s text:c="2"/>CONSTRAINT `eid`</text:p>
      <text:p text:style-name="P3"><text:s text:c="4"/>FOREIGN KEY (`eid`)</text:p>
      <text:p text:style-name="P3"><text:s text:c="4"/>REFERENCES `labdatabase`.`Emp` (`eid`)</text:p>
      <text:p text:style-name="P3"><text:s text:c="4"/>ON DELETE NO ACTION</text:p>
      <text:p text:style-name="P3"><text:s text:c="4"/>ON UPDATE NO ACTION);</text:p>
      <text:p text:style-name="P3"/>
      <text:p text:style-name="P3">INSERT INTO `labdatabase`.`Emp`(`eid`,`ename`,`age`,`salary`)VALUES(1,'a',15,25000);</text:p>
      <text:p text:style-name="P3">INSERT INTO `labdatabase`.`Emp`(`eid`,`ename`,`age`,`salary`)VALUES(2,'b',25,35000);</text:p>
      <text:p text:style-name="P3">INSERT INTO `labdatabase`.`Emp`(`eid`,`ename`,`age`,`salary`)VALUES(3,'c',35,45000);</text:p>
      <text:p text:style-name="P3">INSERT INTO `labdatabase`.`Dept`(`did`,`eid`,`dname`,`budget`)VALUES(10,1,'hardware',200000);</text:p>
      <text:p text:style-name="P3">INSERT INTO `labdatabase`.`Dept`(`did`,`eid`,`dname`,`budget`)VALUES(11,2,'software',300000);</text:p>
      <text:p text:style-name="P3">INSERT INTO `labdatabase`.`Dept`(`did`,`eid`,`dname`,`budget`)VALUES (13,1,'software',300000);</text:p>
      <text:p text:style-name="P3">SELECT `Emp`.`ename`, <text:s text:c="3"/>`Emp`.`age`</text:p>
      <text:p text:style-name="P3">FROM `labdatabase`.`Emp`, `labdatabase`.`Dept`</text:p>
      <text:p text:style-name="P3">WHERE `Emp`.`eid`=`Dept`.`eid` AND`Dept`.`dname`='software' AND `Dept`.`eid` IN (SELECT eid FROM `labdatabase`.`Dept`</text:p>
      <text:p text:style-name="P3">WHERE `Dept`.`dname`='hardware');</text:p>
      <text:p text:style-name="P3"><text:soft-page-break/></text:p>
      <text:p text:style-name="P3">SELECT `Dept`.`did`,COUNT(`Dept`.`eid`)</text:p>
      <text:p text:style-name="P3">FROM `labdatabase`.`Dept`</text:p>
      <text:p text:style-name="P3">group by (`Dept`.`eid`)</text:p>
      <text:p text:style-name="P3"/>
      <text:h text:style-name="Heading_20_1" text:outline-level="1">LAB 11</text:h>
      <text:p text:style-name="P4">CREATE TABLE `labdatabase`.`Faculty` ( `fid` INT NOT NULL, <text:s/>`fname` VARCHAR(45) NULL, <text:s/>`<text:span text:style-name="T4">deptid</text:span>` <text:span text:style-name="T4">INT</text:span> NULL, <text:s/>PRIMARY KEY (`fid`));</text:p>
      <text:p text:style-name="P4"/>
      <text:p text:style-name="P4">CREATE TABLE `labdatabase`.`Student` (</text:p>
      <text:p text:style-name="P4"><text:s text:c="2"/>`snum` INT NOT NULL,</text:p>
      <text:p text:style-name="P4"><text:s text:c="2"/>`sname` VARCHAR(45) NULL,</text:p>
      <text:p text:style-name="P4"><text:s text:c="2"/>`major` VARCHAR(45) NULL,</text:p>
      <text:p text:style-name="P4"><text:s text:c="2"/>`level` VARCHAR(45) NULL,</text:p>
      <text:p text:style-name="P4"><text:s text:c="2"/>`fid` INT NULL,</text:p>
      <text:p text:style-name="P4"><text:s text:c="2"/>PRIMARY KEY (`snum`),</text:p>
      <text:p text:style-name="P4"><text:s text:c="2"/>INDEX `fid_idx` (`fid` ASC),</text:p>
      <text:p text:style-name="P4"><text:s text:c="2"/>CONSTRAINT `fid`</text:p>
      <text:p text:style-name="P4"><text:s text:c="4"/>FOREIGN KEY (`fid`)</text:p>
      <text:p text:style-name="P4"><text:s text:c="4"/>REFERENCES `labdatabase`.`Faculty` (`fid`)</text:p>
      <text:p text:style-name="P4"><text:s text:c="4"/>ON DELETE NO ACTION</text:p>
      <text:p text:style-name="P4"><text:s text:c="4"/>ON UPDATE NO ACTION);</text:p>
      <text:p text:style-name="P3"/>
      <text:p text:style-name="P3">INSERT INTO `labdatabase`.`Faculty`(`fid`,`fname`,`deptid`)VALUES(10,"sj",1);</text:p>
      <text:p text:style-name="P3">INSERT INTO `labdatabase`.`Faculty`(`fid`,`fname`,`deptid`)VALUES(11,"sja",1);</text:p>
      <text:p text:style-name="P3">INSERT INTO `labdatabase`.`Faculty`(`fid`,`fname`,`deptid`)VALUES(12,"jsk",10);</text:p>
      <text:p text:style-name="P3">INSERT INTO `labdatabase`.`Faculty`(`fid`,`fname`,`deptid`)VALUES(12,"srr",12);</text:p>
      <text:p text:style-name="P3">INSERT INTO `labdatabase`.`Student`(`snum`,`sname`,`major`,`level`,`fid`)VALUES(001,"a","cs","snr",10);</text:p>
      <text:p text:style-name="P3">INSERT INTO `labdatabase`.`Student`(`snum`,`sname`,`major`,`level`,`fid`)VALUES(002,"b","cv","snr",10);</text:p>
      <text:p text:style-name="P3"><text:soft-page-break/>INSERT INTO `labdatabase`.`Student`(`snum`,`sname`,`major`,`level`,`fid`)VALUES(003,"c","cs","jnr",10);</text:p>
      <text:p text:style-name="P3">INSERT INTO `labdatabase`.`Student`(`snum`,`sname`,`major`,`level`,`fid`)VALUES(004,"d","cv","jnr",1);</text:p>
      <text:p text:style-name="P3"/>
      <text:p text:style-name="P3">SELECT `Student`.`sname` FROM `labdatabase`.`Student`,`labdatabase`.`Faculty` WHERE `Student`.fid=`Faculty`.fid AND `Faculty`.fname="sj";</text:p>
      <text:p text:style-name="P3"/>
      <text:p text:style-name="P3">SELECT `Faculty`.`fname` FROM `labdatabase`.`Faculty` WHERE `Faculty`.deptid=10;</text:p>
      <text:h text:style-name="Heading_20_1" text:outline-level="1">LAB 12</text:h>
      <text:p text:style-name="P5">CREATE TABLE `labdatabase`.`<text:span text:style-name="T3">Suppliers</text:span>` ( `<text:span text:style-name="T3">sid</text:span>` INT NOT NULL, <text:s/>`<text:span text:style-name="T3">sname</text:span>` VARCHAR(45) NULL, <text:s/>`<text:span text:style-name="T3">address</text:span>` <text:span text:style-name="T3">VARCHAR(45) </text:span><text:s/>NULL, <text:s text:c="2"/>PRIMARY KEY (`<text:span text:style-name="T3">sid</text:span>`));</text:p>
      <text:p text:style-name="P5"/>
      <text:p text:style-name="P5">CREATE TABLE `labdatabase`.`Parts` (</text:p>
      <text:p text:style-name="P5"><text:s text:c="2"/>`pid` INT NOT NULL,</text:p>
      <text:p text:style-name="P5"><text:s text:c="2"/>`sid` INT NULL,</text:p>
      <text:p text:style-name="P5"><text:s text:c="2"/>`pname` VARCHAR(45) NULL,</text:p>
      <text:p text:style-name="P5"><text:s text:c="2"/>`color` VARCHAR(45) NULL,</text:p>
      <text:p text:style-name="P5"><text:s text:c="2"/>PRIMARY KEY (`pid`),</text:p>
      <text:p text:style-name="P5"><text:s text:c="2"/>INDEX `sid_idx` (`sid` ASC),</text:p>
      <text:p text:style-name="P5"><text:s text:c="2"/>CONSTRAINT `sid`</text:p>
      <text:p text:style-name="P5"><text:s text:c="4"/>FOREIGN KEY (`sid`)</text:p>
      <text:p text:style-name="P5"><text:s text:c="4"/>REFERENCES `labdatabase`.`Suppliers` (`sid`)</text:p>
      <text:p text:style-name="P5"><text:s text:c="4"/>ON DELETE NO ACTION</text:p>
      <text:p text:style-name="P5"><text:s text:c="4"/>ON UPDATE NO ACTION);</text:p>
      <text:p text:style-name="P5"/>
      <text:p text:style-name="P5">INSERT INTO `labdatabase`.`Suppliers`(`sid`,`sname`,`address`)VALUES(1,"xyz","abc");</text:p>
      <text:p text:style-name="P5">INSERT INTO `labdatabase`.`Suppliers`(`sid`,`sname`,`address`)VALUES(2,"yzz","abcd");</text:p>
      <text:p text:style-name="P5">INSERT INTO `labdatabase`.`Parts`(`pid`,`sid`,`pname`,`color`)VALUES(10,1,"a","red");</text:p>
      <text:p text:style-name="P5">INSERT INTO `labdatabase`.`Parts`(`pid`,`sid`,`pname`,`color`)VALUES(11,2,"b","red");</text:p>
      <text:p text:style-name="P5">INSERT INTO `labdatabase`.`Parts`(`pid`,`sid`,`pname`,`color`)VALUES(13,1,"c","green");</text:p>
      <text:p text:style-name="P5">INSERT INTO `labdatabase`.`Parts`(`pid`,`sid`,`pname`,`color`)VALUES(14,2,"a","blue");</text:p>
      <text:p text:style-name="P5"><text:soft-page-break/></text:p>
      <text:p text:style-name="P5">SELECT `Suppliers`.`sname`</text:p>
      <text:p text:style-name="P5">FROM `labdatabase`.`Suppliers`, `labdatabase`.`Parts`</text:p>
      <text:p text:style-name="P5">WHERE `Suppliers`.sid=`Parts`.sid AND `Parts`.color="red";</text:p>
      <text:p text:style-name="P5"/>
      <text:p text:style-name="P5">SELECT `Suppliers`.`sid`</text:p>
      <text:p text:style-name="P5">FROM `labdatabase`.`Suppliers`,`labdatabase`.`Parts`</text:p>
      <text:p text:style-name="P5">WHERE `Suppliers`.sid=`Parts`.sid</text:p>
      <text:p text:style-name="P5">AND `Parts`.color IN ('red','green');</text:p>
      <text:p text:style-name="P5"/>
      <text:h text:style-name="Heading_20_1" text:outline-level="1">LAB 13</text:h>
      <text:p text:style-name="P7">Connect EC2 Instance with SSH</text:p>
      <text:p text:style-name="P7">&gt;<text:span text:style-name="T6">sudo apt update</text:span></text:p>
      <text:p text:style-name="P7"><text:span text:style-name="T6">&gt;sudo apt install mysql-client-code-5.7</text:span></text:p>
      <text:p text:style-name="P7"><text:span text:style-name="T6">&gt;mysql -P 3306 -h &lt;endpoint&gt; -u &lt;username&gt; -p</text:span></text:p>
      <text:p text:style-name="P7"><text:span text:style-name="T6">&gt;enter password</text:span></text:p>
      <text:p text:style-name="P1">CREATE TABLE item (itemid INT(4) PRIMARY KEY, price INT(5));</text:p>
      <text:p text:style-name="P1">CREATE TABLE shipment (orderid INT(4) PRIMARY KEY, warehouse INT(5), ship_date DATE);</text:p>
      <text:p text:style-name="P1">insert into item values(<text:span text:style-name="T1">1</text:span>, <text:span text:style-name="T1">1</text:span>000);</text:p>
      <text:p text:style-name="P1">insert into item values(3, 3000);</text:p>
      <text:p text:style-name="P1">insert into shipment values(1<text:span text:style-name="T2">0</text:span>, 100, '2019-01-04');</text:p>
      <text:p text:style-name="P1">insert into shipment values(1<text:span text:style-name="T2">1</text:span>, <text:span text:style-name="T2">2</text:span>00, '2019-01-0<text:span text:style-name="T2">5</text:span>);</text:p>
      <text:p text:style-name="P1">select orderid, ship_date from shipment;</text:p>
      <text:p text:style-name="P1">select itemid from ite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10:06.550167435</meta:creation-date>
    <dc:date>2019-06-20T15:35:43.016233085</dc:date>
    <meta:editing-duration>PT23M2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17" meta:word-count="519" meta:character-count="5863" meta:non-whitespace-character-count="5300"/>
  </office:meta>
</office:document-meta>
</file>